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Создай веб-интерфейс "Architecture Visualizer" для проекта StaffProBot со следующими компонентами:</text:p>
      <text:p text:style-name="Standard"/>
      <text:p text:style-name="Standard">## ТРЕБОВАНИЯ:</text:p>
      <text:p text:style-name="Standard"/>
      <text:p text:style-name="Standard">### 1. Иерархическое представление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02:56:03.588877318</meta:creation-date>
    <dc:date>2025-11-03T10:15:12.055818198</dc:date>
    <meta:editing-duration>PT7H8M57S</meta:editing-duration>
    <meta:editing-cycles>1</meta:editing-cycles>
    <meta:document-statistic meta:table-count="0" meta:image-count="0" meta:object-count="0" meta:page-count="1" meta:paragraph-count="3" meta:word-count="16" meta:character-count="147" meta:non-whitespace-character-count="134"/>
    <meta:generator>LibreOffice/25.2.6.2$Linux_X86_64 LibreOffice_project/520$Build-2</meta:generator>
  </office:meta>
</office:document-meta>
</file>